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18bb" officeooo:paragraph-rsid="001018bb"/>
    </style:style>
    <style:style style:name="P2" style:family="paragraph" style:parent-style-name="Text_20_body">
      <style:text-properties officeooo:rsid="00109027" officeooo:paragraph-rsid="00109027"/>
    </style:style>
    <style:style style:name="T1" style:family="text">
      <style:text-properties officeooo:rsid="0010902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liste sequenziali sono composte da un array e un intero. L'int corrisponde a q... aspetta</text:p>
      <text:p text:style-name="P1"/>
      <text:p text:style-name="P1">Ciascun elemento dell'array deve contenere la parola stessa e la lunghezza della parola: quindi ogni elemento dell'array è una struct.</text:p>
      <text:p text:style-name="P1"/>
      <text:p text:style-name="P1">[ ] &lt; -- [][][][][] parola + [] lunghezza</text:p>
      <text:p text:style-name="P1">[ ]</text:p>
      <text:p text:style-name="P1">...</text:p>
      <text:p text:style-name="P1"/>
      <text:p text:style-name="P1">array 60 elementi frase con parole separate da spazi.</text:p>
      <text:p text:style-name="P1">Dobbiamo estrarre le parole dalla frase e metterle nell'array di struct</text:p>
      <text:p text:style-name="Text_20_body">Poi c'è un'altra struct con il conto delle parole e un'array di <text:span text:style-name="T1">struct</text:span>;</text:p>
      <text:p text:style-name="P2">Il punto nella frase indica che finisce tut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6.2$Linux_X86_64 LibreOffice_project/00m0$Build-2</meta:generator>
    <meta:editing-cycles>0</meta:editing-cycles>
    <meta:editing-duration>P0D</meta:editing-duration>
    <meta:document-statistic meta:table-count="0" meta:image-count="0" meta:object-count="0" meta:page-count="1" meta:paragraph-count="9" meta:word-count="89" meta:character-count="514" meta:non-whitespace-character-count="434"/>
  </office:meta>
</office:document-meta>
</file>